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TemplateTests.testMessageNotReadab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SendAndReceiveDefault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SendDefaul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ReceiveDestinationNameWith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ReceiveDestinationWithClientAcknowled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SendDestinationNameWithQ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InvalidClientI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createInitia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getLocal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create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msTemplateTests.testReceive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InvalidDestin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ReceiveAndConvertDestinationNameWith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doTestSendDestination( boolean explicitDestination , boolean useDefaultDestination , boolean ignoreQOS , boolean disableIdAndTimestamp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JmsTemplateTests.testReceiveAndConvertDefault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IllegalStat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ReceiveDestinationWith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SendDefaultDestinationWithQ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ReceiveAndConvertDefaultDestinationWith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SendDestinationWithQ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UncategorizedJm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doTestReceive( boolean explicitDestination , boolean useDefaultDestination , boolean testConverter , boolean clientAcknowledge , boolean messageSelector , boolean noLocal , long timeout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7">
            <text:p text:style-name="Table_20_Contents">7</text:p>
          </table:table-cell>
          <table:table-cell office:value-type="float" office:value="89">
            <text:p text:style-name="Table_20_Contents">89</text:p>
          </table:table-cell>
        </table:table-row>
        <table:table-row>
          <table:table-cell office:value-type="string">
            <text:p text:style-name="Table_20_Contents">JmsTemplateTests.testProducerCallbackWithIdAndTimestamp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msTemplateTests.testSendAndReceiveDefaul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TransactionRolledBack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MessageEOF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ReceiveDefaultDestinationWith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ReceiveDestinationWithClientAcknowledgeWith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Send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ResourceAlloc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Receive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SessionC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TemplateTests.testProducerC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msTemplateTests.testSendAndReceive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ReceiveAndConvert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ReceiveDefaultDestinationNameWith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SendDefault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MessageForma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SendDefaultDestinationNameWithQ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Conver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msTemplateTests.useTransacted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useTransacted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doTestSendAndReceive( boolean explicitDestination , boolean useDefaultDestination , long timeo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JmsTemplateTests.doTestJmsException( JMSException original , Class &lt; ? extends JmsException &gt; thrownExceptio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msTemplateTests.testSend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ReceiveAndConvertDestinationWith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ReceiveDefaul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ReceiveAndConvertDefaul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InvalidSelecto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SendAndReceive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SessionCallbackWithinSynchronizedTrans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JmsTemplateTests.testException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sTemplateTests.testJmsSecurit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TransactionInProgres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setup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TemplateTests.testMessageNotWriteab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ReceiveAndConver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Tests.testReceiveDefault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